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2.16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2.167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3.179cm" fo:min-width="1.15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6.48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306cm" fo:min-width="4.70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1.65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925cm" fo:min-width="0.7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036cm" fo:min-width="2.29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1.405cm"/>
      <style:paragraph-properties style:writing-mode="lr-tb"/>
    </style:style>
    <style:style style:name="gr11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7.37cm" fo:min-width="11.819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17" style:family="graphic" style:parent-style-name="standard">
      <style:graphic-properties svg:stroke-width="0.081cm" draw:marker-start="Arrow" draw:marker-start-width="0.422cm" draw:marker-end="Arrow" draw:marker-end-width="0.422cm" draw:textarea-vertical-align="middle" fo:padding-top="0.166cm" fo:padding-bottom="0.166cm" fo:padding-left="0.291cm" fo:padding-right="0.291cm"/>
    </style:style>
    <style:style style:name="gr18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1.016cm" svg:x="11.668cm" svg:y="7.604cm">
          <text:p text:style-name="P1">FIF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67cm" svg:height="1.651cm" svg:x="11.668cm" svg:y="9.255cm">
          <text:p text:style-name="P1">Pulse-ID</text:p>
          <text:p text:style-name="P1">coun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67cm" svg:height="1.651cm" svg:x="11.668cm" svg:y="11.541cm">
          <text:p text:style-name="P1">MRAM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.827cm" svg:y1="11.541cm" svg:x2="13.827cm" svg:y2="10.906cm">
          <text:p/>
        </draw:line>
        <draw:line draw:style-name="gr3" draw:text-style-name="P2" draw:layer="layout" svg:x1="12.303cm" svg:y1="10.906cm" svg:x2="12.303cm" svg:y2="11.541cm">
          <text:p/>
        </draw:line>
        <draw:custom-shape draw:style-name="gr4" draw:text-style-name="P1" draw:layer="layout" svg:width="1.651cm" svg:height="3.429cm" svg:x="15.224cm" svg:y="7.604cm">
          <text:p text:style-name="P1">MUX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335cm" svg:y1="8.112cm" svg:x2="15.224cm" svg:y2="8.112cm">
          <text:p/>
        </draw:line>
        <draw:line draw:style-name="gr3" draw:text-style-name="P2" draw:layer="layout" svg:x1="14.335cm" svg:y1="10.144cm" svg:x2="15.224cm" svg:y2="10.144cm">
          <text:p/>
        </draw:line>
        <draw:custom-shape draw:style-name="gr5" draw:text-style-name="P1" draw:layer="layout" svg:width="6.985cm" svg:height="0.889cm" svg:x="11.668cm" svg:y="13.573cm"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207cm" svg:height="3.556cm" svg:x="17.764cm" svg:y="7.604cm">
          <text:p text:style-name="P3">Frame-</text:p>
          <text:p text:style-name="P3">Transmitter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6.875cm" svg:y1="9.255cm" svg:x2="17.764cm" svg:y2="9.255cm">
          <text:p/>
        </draw:line>
        <draw:line draw:style-name="gr3" draw:text-style-name="P2" draw:layer="layout" svg:x1="22.971cm" svg:y1="9.382cm" svg:x2="27.035cm" svg:y2="9.382cm">
          <text:p/>
        </draw:line>
        <draw:custom-shape draw:style-name="gr7" draw:text-style-name="P1" draw:layer="layout" svg:width="2.159cm" svg:height="0.762cm" svg:x="17.891cm" svg:y="7.731cm">
          <text:p text:style-name="P1">CRC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7cm" svg:height="3.175cm" svg:x="21.574cm" svg:y="7.731cm">
          <text:p text:style-name="P1">8b-</text:p>
          <text:p text:style-name="P1">10b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94cm" svg:height="2.286cm" svg:x="2.524cm" svg:y="4.302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905cm" svg:height="1.016cm" svg:x="8.366cm" svg:y="7.604cm">
          <text:p text:style-name="P1">regs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271cm" svg:y1="8.112cm" svg:x2="11.668cm" svg:y2="8.112cm">
          <text:p/>
        </draw:line>
        <draw:custom-shape draw:style-name="gr10" draw:text-style-name="P1" draw:layer="layout" svg:width="1.905cm" svg:height="1.016cm" svg:x="8.366cm" svg:y="9.255cm">
          <text:p text:style-name="P1">regs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271cm" svg:y1="9.763cm" svg:x2="11.668cm" svg:y2="9.763cm">
          <text:p/>
        </draw:line>
        <draw:custom-shape draw:style-name="gr11" draw:text-style-name="P4" draw:layer="layout" svg:width="12.319cm" svg:height="7.62cm" svg:x="11.033cm" svg:y="7.22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159cm" svg:y1="14.081cm" svg:x2="11.668cm" svg:y2="14.081cm">
          <text:p/>
        </draw:line>
        <draw:frame draw:style-name="gr12" draw:text-style-name="P5" draw:layer="layout" svg:width="4.953cm" svg:height="0.962cm" svg:x="3.286cm" svg:y="13.246cm">
          <draw:text-box>
            <text:p>100 Hz</text:p>
          </draw:text-box>
        </draw:frame>
        <draw:frame draw:style-name="gr13" draw:text-style-name="P5" draw:layer="layout" svg:width="3.429cm" svg:height="1.673cm" svg:x="23.606cm" svg:y="8.598cm">
          <draw:text-box>
            <text:p>to</text:p>
            <text:p>serializer</text:p>
          </draw:text-box>
        </draw:frame>
        <draw:frame draw:style-name="gr14" draw:text-style-name="P5" draw:layer="layout" svg:width="6.731cm" svg:height="0.962cm" svg:x="11.033cm" svg:y="6.261cm">
          <draw:text-box>
            <text:p>PulseIdGenerator.sv</text:p>
          </draw:text-box>
        </draw:frame>
        <draw:custom-shape draw:style-name="gr10" draw:text-style-name="P1" draw:layer="layout" svg:width="1.905cm" svg:height="1.016cm" svg:x="8.366cm" svg:y="4.302cm">
          <text:p text:style-name="P1">regs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0.271cm" svg:y1="4.81cm" svg:x2="15.351cm" svg:y2="4.81cm">
          <text:p/>
        </draw:line>
        <draw:frame draw:style-name="gr16" draw:text-style-name="P5" draw:layer="layout" svg:width="3.429cm" svg:height="1.673cm" svg:x="11.033cm" svg:y="3.921cm">
          <draw:text-box>
            <text:p>SPI</text:p>
            <text:p>AD9543</text:p>
          </draw:text-box>
        </draw:frame>
        <draw:line draw:style-name="gr17" draw:text-style-name="P1" draw:layer="layout" svg:x1="5.318cm" svg:y1="4.937cm" svg:x2="6.715cm" svg:y2="4.937cm">
          <text:p/>
        </draw:line>
        <draw:line draw:style-name="gr17" draw:text-style-name="P1" draw:layer="layout" svg:x1="6.715cm" svg:y1="4.937cm" svg:x2="8.366cm" svg:y2="4.937cm">
          <text:p/>
        </draw:line>
        <draw:line draw:style-name="gr17" draw:text-style-name="P1" draw:layer="layout" svg:x1="6.715cm" svg:y1="8.112cm" svg:x2="8.366cm" svg:y2="8.112cm">
          <text:p/>
        </draw:line>
        <draw:line draw:style-name="gr17" draw:text-style-name="P1" draw:layer="layout" svg:x1="6.715cm" svg:y1="9.763cm" svg:x2="8.366cm" svg:y2="9.763cm">
          <text:p/>
        </draw:line>
        <draw:line draw:style-name="gr18" draw:text-style-name="P2" draw:layer="layout" svg:x1="6.715cm" svg:y1="4.302cm" svg:x2="6.715cm" svg:y2="10.14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5:49:16.370742447</meta:creation-date>
    <dc:date>2021-09-17T16:07:30.332416928</dc:date>
    <meta:editing-duration>PT8M3S</meta:editing-duration>
    <meta:editing-cycles>1</meta:editing-cycles>
    <meta:document-statistic meta:object-count="32"/>
    <meta:generator>LibreOffice/6.4.7.2$Linux_X86_64 LibreOffice_project/40$Build-2</meta:generator>
  </office:meta>
</office:document-meta>
</file>